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ath Shortcuts</text:h>
      <text:p text:style-name="P1"/>
      <text:p text:style-name="P1">Multiplication Shortcut 1:</text:p>
      <text:p text:style-name="Standard"/>
      <text:p text:style-name="Standard"><draw:frame draw:style-name="fr1" draw:name="Object1" text:anchor-type="as-char" svg:y="-0.172in" svg:width="2.3008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How do you multiply 101 by 103 with the above technique ?</text:p>
      <text:p text:style-name="Standard"/>
      <text:p text:style-name="Standard"><draw:frame draw:style-name="fr1" draw:name="Object2" text:anchor-type="as-char" svg:y="-0.1484in" svg:width="2.178in" svg:height="0.19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y="-0.1484in" svg:width="3.7665in" svg:height="0.190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ct4" text:anchor-type="as-char" svg:y="-0.1484in" svg:width="2.4035in" svg:height="0.19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5" text:anchor-type="as-char" svg:y="-0.1484in" svg:width="1.3929in" svg:height="0.1902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8T14:07:29.49</meta:creation-date>
    <dc:date>2021-01-18T14:32:32.12</dc:date>
    <meta:editing-duration>PT9M21S</meta:editing-duration>
    <meta:editing-cycles>2</meta:editing-cycles>
    <meta:generator>OpenOffice/4.1.8$Win32 OpenOffice.org_project/418m3$Build-9803</meta:generator>
    <meta:document-statistic meta:table-count="0" meta:image-count="0" meta:object-count="5" meta:page-count="1" meta:paragraph-count="8" meta:word-count="17" meta:character-count="102"/>
  </office:meta>
</office:document-meta>
</file>

<file path=Object 1/content.xml><?xml version="1.0" encoding="utf-8"?>
<math xmlns="http://www.w3.org/1998/Math/MathML">
  <semantics>
    <mrow>
      <mrow>
        <mrow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o stretchy="false">×</mo>
          <mrow>
            <mo stretchy="false">(</mo>
            <mrow>
              <mrow>
                <mi>a</mi>
                <mo stretchy="false">+</mo>
                <mi>c</mi>
              </mrow>
            </mrow>
            <mo stretchy="false">)</mo>
          </mrow>
        </mrow>
        <mo stretchy="false">=</mo>
        <mrow>
          <mrow>
            <mrow>
              <msup>
                <mi>a</mi>
                <mn>2</mn>
              </msup>
              <mo stretchy="false">+</mo>
              <mi mathvariant="italic">ac</mi>
            </mrow>
            <mo stretchy="false">+</mo>
            <mi mathvariant="italic">ab</mi>
          </mrow>
          <mo stretchy="false">+</mo>
          <mi mathvariant="italic">bc</mi>
        </mrow>
      </mrow>
    </mrow>
    <annotation encoding="StarMath 5.0">(a + b) times (a + c) =  a^2 + ac + ab + bc</annotation>
  </semantics>
</math>
</file>

<file path=Object 2/content.xml><?xml version="1.0" encoding="utf-8"?>
<math xmlns="http://www.w3.org/1998/Math/MathML">
  <semantics>
    <mrow>
      <mrow>
        <mrow>
          <mn>101</mn>
          <mo stretchy="false">×</mo>
          <mn>103</mn>
        </mrow>
        <mo stretchy="false">=</mo>
        <mrow>
          <mrow>
            <mo stretchy="false">(</mo>
            <mrow>
              <mrow>
                <mn>100</mn>
                <mo stretchy="false">+</mo>
                <mn>1</mn>
              </mrow>
            </mrow>
            <mo stretchy="false">)</mo>
          </mrow>
          <mo stretchy="false">×</mo>
          <mrow>
            <mo stretchy="false">(</mo>
            <mrow>
              <mrow>
                <mn>100</mn>
                <mo stretchy="false">+</mo>
                <mn>3</mn>
              </mrow>
            </mrow>
            <mo stretchy="false">)</mo>
          </mrow>
        </mrow>
      </mrow>
    </mrow>
    <annotation encoding="StarMath 5.0">101 times 103 = (100 + 1) times (100 + 3)
</annotation>
  </semantics>
</math>
</file>

<file path=Object 3/content.xml><?xml version="1.0" encoding="utf-8"?>
<math xmlns="http://www.w3.org/1998/Math/MathML">
  <semantics>
    <mrow>
      <mrow>
        <mrow>
          <mo stretchy="false">(</mo>
          <mrow>
            <mrow>
              <mn>100</mn>
              <mo stretchy="false">×</mo>
              <mn>103</mn>
            </mrow>
          </mrow>
          <mo stretchy="false">)</mo>
        </mrow>
        <mo stretchy="false">=</mo>
        <mrow>
          <mrow>
            <mrow>
              <mrow>
                <mo stretchy="false">(</mo>
                <mrow>
                  <mrow>
                    <mn>100</mn>
                    <mo stretchy="false">×</mo>
                    <mn>100</mn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n>100</mn>
                    <mo stretchy="false">×</mo>
                    <mn>3</mn>
                  </mrow>
                </mrow>
                <mo stretchy="false">)</mo>
              </mrow>
            </mrow>
            <mo stretchy="false">+</mo>
            <mrow>
              <mo stretchy="false">(</mo>
              <mrow>
                <mrow>
                  <mn>100</mn>
                  <mo stretchy="false">×</mo>
                  <mn>1</mn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n>1</mn>
                <mo stretchy="false">×</mo>
                <mn>3</mn>
              </mrow>
            </mrow>
            <mo stretchy="false">)</mo>
          </mrow>
        </mrow>
      </mrow>
    </mrow>
    <annotation encoding="StarMath 5.0">(100 times 103) =(100 times 100) + (100 times 3) + (100 times 1) + (1 times 3)
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row>
              <mn>100</mn>
              <mo stretchy="false">×</mo>
              <mn>103</mn>
            </mrow>
          </mrow>
          <mo stretchy="false">)</mo>
        </mrow>
        <mo stretchy="false">=</mo>
        <mrow>
          <mrow>
            <mrow>
              <mn>10000</mn>
              <mo stretchy="false">+</mo>
              <mn>300</mn>
            </mrow>
            <mo stretchy="false">+</mo>
            <mn>100</mn>
          </mrow>
          <mo stretchy="false">+</mo>
          <mn>3</mn>
        </mrow>
      </mrow>
    </mrow>
    <annotation encoding="StarMath 5.0">(100 times 103) = 10000 + 300 + 100 + 3
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row>
              <mn>100</mn>
              <mo stretchy="false">×</mo>
              <mn>103</mn>
            </mrow>
          </mrow>
          <mo stretchy="false">)</mo>
        </mrow>
        <mo stretchy="false">=</mo>
        <mn>10403</mn>
      </mrow>
    </mrow>
    <annotation encoding="StarMath 5.0">(100 times 103) = 10403</annotation>
  </semantics>
</math>
</file>